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letConfigWrapp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letConfigWrapper.getOrigina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figWrapper.AbstractServletConfigWrapper( ServletConfig theOrigina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letConfigWrapper.getServl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rvletConfigWrapper.getInitParameter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rvletConfigWrapper.getInitParameter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ServletConfigWrapper.setServletName( String the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figWrapper.newInstance( ServletConfig theOriginal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ervletConfigWrapper.setInitParameter(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